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357cm"/>
      <style:paragraph-properties style:writing-mode="lr-tb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omic Sans MS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omic Sans M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075cm" svg:height="7.607cm" svg:x="0.854cm" svg:y="1.94cm">
          <draw:text-box>
            <text:p text:style-name="P1"><text:span text:style-name="T1">(ΜΙΑ ΑΤΑΙΡΙΑΣΤΗ ΑΡΙΣΤΕΡΗ ΠΑΡΕΝΘΕΣΗ ΔΗΜΙΟΥΡΓΕΙ ΜΙΑ ΠΑΡΑΛΟΓΗ ΕΝΤΑΣΗ ΠΟΥ ΘΑ ΜΕΙΝΕΙ ΜΑΖΙ ΣΟΥ ΟΛΗ ΜΕΡΑ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0:03:31.587469305</meta:creation-date>
    <dc:date>2023-05-10T13:43:50.004981549</dc:date>
    <meta:editing-duration>PT7M30S</meta:editing-duration>
    <meta:editing-cycles>2</meta:editing-cycles>
    <meta:generator>LibreOffice/7.3.7.2$Linux_X86_64 LibreOffice_project/30$Build-2</meta:generator>
    <meta:document-statistic meta:object-count="1"/>
  </office:meta>
</office:document-meta>
</file>